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8.177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9cm"/>
    </style:style>
    <style:style style:name="co9" style:family="table-column">
      <style:table-column-properties fo:break-before="auto" style:column-width="0.60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999999"/>
    </style:style>
    <style:style style:name="ce70" style:family="table-cell" style:parent-style-name="Default">
      <style:text-properties fo:color="#999999" style:text-underline-style="none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999999"/>
    </style:style>
    <style:style style:name="ce29" style:family="table-cell" style:parent-style-name="Default">
      <style:text-properties fo:color="#999999" style:text-underline-style="none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dee7e5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none" fo:background-color="#dee7e5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dee7e5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dee7e5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dde8cb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dde8cb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6pt solid #000000" fo:background-color="#dde8cb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dee6e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dee6e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none" fo:background-color="#dee6ef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fo:background-color="#dee6ef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6pt solid #000000" fo:background-color="#dee6ef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43" style:family="table-cell" style:parent-style-name="Default">
      <style:table-cell-properties fo:background-color="#dee6ef"/>
    </style:style>
    <style:style style:name="ce44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48" style:family="table-cell" style:parent-style-name="Default">
      <style:table-cell-properties fo:border-bottom="none" fo:background-color="#dee6ef" fo:border-left="0.06pt solid #000000" fo:border-right="0.06pt solid #000000" fo:border-top="0.06pt solid #000000"/>
    </style:style>
    <style:style style:name="ce49" style:family="table-cell" style:parent-style-name="Default">
      <style:table-cell-properties fo:border-bottom="none" fo:background-color="#dee6ef" fo:border-left="0.06pt solid #000000" fo:border-right="0.06pt solid #000000" fo:border-top="none"/>
    </style:style>
    <style:style style:name="ce50" style:family="table-cell" style:parent-style-name="Default">
      <style:table-cell-properties fo:border-bottom="0.06pt solid #000000" fo:background-color="#dee6ef" fo:border-left="0.06pt solid #000000" fo:border-right="0.06pt solid #000000" fo:border-top="none"/>
    </style:style>
    <style:style style:name="ce54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glyph-orientation-vertical="0" fo:background-color="#dde8cb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6" style:family="table-cell" style:parent-style-name="Default">
      <style:table-cell-properties fo:background-color="#dde8c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e Merkmale (Spalten gekürzt)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Gebäude</text:p>
          </table:table-cell>
          <table:covered-table-cell table:number-columns-repeated="5" table:style-name="ce17"/>
          <table:table-cell table:style-name="ce27" table:number-columns-repeated="1018"/>
        </table:table-row>
        <table:table-row table:style-name="ro1">
          <table:table-cell table:style-name="ce17" office:value-type="string" calcext:value-type="string">
            <text:p>Gitter_ID_100m</text:p>
          </table:table-cell>
          <table:table-cell table:style-name="ce17" office:value-type="string" calcext:value-type="string">
            <text:p>Merkmal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Anzahl</text:p>
          </table:table-cell>
          <table:table-cell table:style-name="ce17" office:value-type="string" calcext:value-type="string">
            <text:p>q</text:p>
          </table:table-cell>
          <table:table-cell table:style-name="ce27"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INSGESAM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nheiten insgesam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BAUJAHR_M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or 19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BAUJAHR_M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49 - 19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BAUJAHR_M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9 - 19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BAUJAHR_MZ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2005 - 200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EIGEN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person/-e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100mN31153E41077</text:p>
          </table:table-cell>
          <table:table-cell table:style-name="ce21" office:value-type="string" calcext:value-type="string">
            <text:p>GEBAEUDEART_SYS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string" calcext:value-type="string">
            <text:p>Wohngebäude (ohne Wohnheime)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GEBTYPBAUWEIS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reistehendes Haus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GEBTYPBAUWEIS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oppelhaushälft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GEBTYPGROESS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reistehendes Einfamilienhau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GEBTYPGRO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familienhaus: Doppelhaushälf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GEBTYPGROESS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istehendes Zweifamilienhau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HEIZTY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agenheizu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HEIZTYP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Zentralheizung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2" office:value-type="string" calcext:value-type="string" table:number-columns-spanned="6" table:number-rows-spanned="1">
            <text:p>Wohnungen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17" office:value-type="string" calcext:value-type="string">
            <text:p>Gitter_ID_100m</text:p>
          </table:table-cell>
          <table:table-cell table:style-name="ce17" office:value-type="string" calcext:value-type="string">
            <text:p>Merkmal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Anzahl</text:p>
          </table:table-cell>
          <table:table-cell table:style-name="ce17" office:value-type="string" calcext:value-type="string">
            <text:p>q</text:p>
          </table:table-cell>
          <table:table-cell table:style-name="ce27"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INSGESAM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nheiten insgesam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BAUJAHR_M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or 19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BAUJAHR_M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49 - 19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BAUJAHR_M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9 - 19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BAUJAHR_MZ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2005 - 200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100mN31153E41077</text:p>
          </table:table-cell>
          <table:table-cell table:style-name="ce23" office:value-type="string" calcext:value-type="string">
            <text:p>EIGENTU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Privatperson/-en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4" office:value-type="string" calcext:value-type="string">
            <text:p>100mN31153E41077</text:p>
          </table:table-cell>
          <table:table-cell table:style-name="ce24" office:value-type="string" calcext:value-type="string">
            <text:p>EIGENTUM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Wohnungsgenossenschaft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5" office:value-type="string" calcext:value-type="string">
            <text:p>100mN31153E41077</text:p>
          </table:table-cell>
          <table:table-cell table:style-name="ce25" office:value-type="string" calcext:value-type="string">
            <text:p>GEBAEUDEART_SYS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office:value-type="string" calcext:value-type="string">
            <text:p>Wohngebäude (ohne Wohnheime)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3" office:value-type="string" calcext:value-type="string">
            <text:p>100mN31153E41077</text:p>
          </table:table-cell>
          <table:table-cell table:style-name="ce23" office:value-type="string" calcext:value-type="string">
            <text:p>GEBTYPBAUWEIS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reistehendes Haus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GEBTYPBAUWEI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oppelhaushälft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4" office:value-type="string" calcext:value-type="string">
            <text:p>100mN31153E41077</text:p>
          </table:table-cell>
          <table:table-cell table:style-name="ce24" office:value-type="string" calcext:value-type="string">
            <text:p>GEBTYPBAUWEISE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Anderer Gebäudety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3" office:value-type="string" calcext:value-type="string">
            <text:p>100mN31153E41077</text:p>
          </table:table-cell>
          <table:table-cell table:style-name="ce23" office:value-type="string" calcext:value-type="string">
            <text:p>GEBTYPGROESS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Freistehendes Einfamilienhau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GEBTYPGROES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Einfamilienhaus: Doppelhaushälft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GEBTYPGROESS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Freistehendes Zweifamilienhaus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GEBTYPGROESSE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Mehrfamilienhaus: 13 und mehr Wohnungen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24" office:value-type="string" calcext:value-type="string">
            <text:p>100mN31153E41077</text:p>
          </table:table-cell>
          <table:table-cell table:style-name="ce24" office:value-type="string" calcext:value-type="string">
            <text:p>GEBTYPGROESSE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Anderer Gebäudetyp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HEIZTYP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tagenheizun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HEIZTYP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Zentralheizung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NUTZUNG_DETAIL_HHGEN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igentum: mit aktuell geführtem Haushalt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NUTZUNG_DETAIL_HHG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mietet: mit aktuell geführtem Hausha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NUTZUNG_DETAIL_HHGEN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Vermietet: ohne aktuell geführtem Haushal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100mN31153E41077</text:p>
          </table:table-cell>
          <table:table-cell table:style-name="ce23" office:value-type="string" calcext:value-type="string">
            <text:p>RAUMANZAHL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 Räume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RAUMANZAHL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4 Räum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RAUMANZAHL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5 Räum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4" office:value-type="string" calcext:value-type="string">
            <text:p>100mN31153E41077</text:p>
          </table:table-cell>
          <table:table-cell table:style-name="ce24" office:value-type="string" calcext:value-type="string">
            <text:p>RAUMANZAHL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6 Räum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5" office:value-type="string" calcext:value-type="string">
            <text:p>100mN31153E41077</text:p>
          </table:table-cell>
          <table:table-cell table:style-name="ce25" office:value-type="string" calcext:value-type="string">
            <text:p>WOHNEIGENTUM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string" calcext:value-type="string">
            <text:p>Trifft nicht zu (da keine Eigentumswohnung)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WOHNFLAECHE_10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40 - 4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WOHNFLAECHE_10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 - 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WOHNFLAECHE_10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 - 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WOHNFLAECHE_10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 - 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mN31153E41077</text:p>
          </table:table-cell>
          <table:table-cell office:value-type="string" calcext:value-type="string">
            <text:p>WOHNFLAECHE_10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- 1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WOHNFLAECHE_10S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130 - 13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ZAHLWOHNGN_HH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 Wohnung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6" office:value-type="string" calcext:value-type="string">
            <text:p>100mN31153E41077</text:p>
          </table:table-cell>
          <table:table-cell table:style-name="ce26" office:value-type="string" calcext:value-type="string">
            <text:p>ZAHLWOHNGN_HHG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 Wohnungen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8" table:number-columns-repeated="1018"/>
        </table:table-row>
        <table:table-row table:style-name="ro1">
          <table:table-cell table:style-name="ce24" office:value-type="string" calcext:value-type="string">
            <text:p>100mN31153E41077</text:p>
          </table:table-cell>
          <table:table-cell table:style-name="ce24" office:value-type="string" calcext:value-type="string">
            <text:p>ZAHLWOHNGN_HHG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13 und mehr Wohnungen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number-columns-repeated="1018"/>
        </table:table-row>
      </table:table>
      <table:table table:name="Merkmale und Spalten gekür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6" office:value-type="string" calcext:value-type="string" table:number-columns-spanned="6" table:number-rows-spanned="1">
            <text:p>Gebäude</text:p>
          </table:table-cell>
          <table:covered-table-cell table:number-columns-repeated="5" table:style-name="ce17"/>
          <table:table-cell table:style-name="ce27" table:number-columns-repeated="1018"/>
        </table:table-row>
        <table:table-row table:style-name="ro1">
          <table:table-cell table:style-name="ce17" office:value-type="string" calcext:value-type="string">
            <text:p>Gitter_ID_100m</text:p>
          </table:table-cell>
          <table:table-cell table:style-name="ce17" office:value-type="string" calcext:value-type="string">
            <text:p>Merkmal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Anzahl</text:p>
          </table:table-cell>
          <table:table-cell table:style-name="ce17" office:value-type="string" calcext:value-type="string">
            <text:p>q</text:p>
          </table:table-cell>
          <table:table-cell table:style-name="ce27"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INSGESAM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inheiten insgesamt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BAUJAHR_M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or 19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BAUJAHR_MZ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1949 - 197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BAUJAHR_MZ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1979 - 198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BAUJAHR_MZ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2005 - 200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HEIZTYP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tagenheizung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HEIZTYP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Zentralheizung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6" table:number-rows-spanned="1">
            <text:p>Wohnunge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7" office:value-type="string" calcext:value-type="string">
            <text:p>Gitter_ID_100m</text:p>
          </table:table-cell>
          <table:table-cell table:style-name="ce17" office:value-type="string" calcext:value-type="string">
            <text:p>Merkmal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Anzahl</text:p>
          </table:table-cell>
          <table:table-cell table:style-name="ce17" office:value-type="string" calcext:value-type="string">
            <text:p>q</text:p>
          </table:table-cell>
          <table:table-cell table:style-name="ce27"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INSGESAM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Einheiten insgesamt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BAUJAHR_MZ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Vor 19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BAUJAHR_MZ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1949 - 197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BAUJAHR_MZ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1979 - 1986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BAUJAHR_MZ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2005 - 200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HEIZTYP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tagenheizung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HEIZTYP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Zentralheizung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NUTZUNG_DETAIL_HHGEN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Eigentum: mit aktuell geführtem Haushalt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NUTZUNG_DETAIL_HHGEN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Vermietet: mit aktuell geführtem Haushalt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NUTZUNG_DETAIL_HHGEN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Vermietet: ohne aktuell geführtem Haushal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100mN31153E41077</text:p>
          </table:table-cell>
          <table:table-cell table:style-name="ce19" office:value-type="string" calcext:value-type="string">
            <text:p>WOHNFLAECHE_10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40 - 4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WOHNFLAECHE_10S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50 - 5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WOHNFLAECHE_10S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60 - 6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WOHNFLAECHE_10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70 - 7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100mN31153E41077</text:p>
          </table:table-cell>
          <table:table-cell table:style-name="ce18" office:value-type="string" calcext:value-type="string">
            <text:p>WOHNFLAECHE_10S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100 - 109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100mN31153E41077</text:p>
          </table:table-cell>
          <table:table-cell table:style-name="ce20" office:value-type="string" calcext:value-type="string">
            <text:p>WOHNFLAECHE_10S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130 - 13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Gekürzte Merkmale Gebäude:</text:p>
          </table:table-cell>
          <table:table-cell table:number-columns-repeated="2"/>
          <table:table-cell table:style-name="ce27" office:value-type="string" calcext:value-type="string">
            <text:p>Gekürzte Merkmale Wohnungen: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EIGENTUM</text:p>
          </table:table-cell>
          <table:table-cell table:number-columns-repeated="2"/>
          <table:table-cell table:style-name="ce38" office:value-type="string" calcext:value-type="string">
            <text:p>EIGENTUM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GEBAEUDEART_SYS</text:p>
          </table:table-cell>
          <table:table-cell table:number-columns-repeated="2"/>
          <table:table-cell table:style-name="ce38" office:value-type="string" calcext:value-type="string">
            <text:p>GEBAEUDEART_SY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GEBTYPBAUWEISE</text:p>
          </table:table-cell>
          <table:table-cell table:number-columns-repeated="2"/>
          <table:table-cell table:style-name="ce38" office:value-type="string" calcext:value-type="string">
            <text:p>GEBTYPBAUWEISE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GEBTYPGROESSE</text:p>
          </table:table-cell>
          <table:table-cell table:number-columns-repeated="2"/>
          <table:table-cell table:style-name="ce38" office:value-type="string" calcext:value-type="string">
            <text:p>GEBTYPGROES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8" office:value-type="string" calcext:value-type="string">
            <text:p>RAUMANZAH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8" office:value-type="string" calcext:value-type="string">
            <text:p>WOHNEIGENTU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8" office:value-type="string" calcext:value-type="string">
            <text:p>ZAHLWOHNGN_HHG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genüberstell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1">
          <table:table-cell table:style-name="ce16" table:number-columns-spanned="4" table:number-rows-spanned="1"/>
          <table:covered-table-cell table:number-columns-repeated="3" table:style-name="ce17"/>
          <table:table-cell table:style-name="ce37" office:value-type="string" calcext:value-type="string" table:number-columns-spanned="2" table:number-rows-spanned="1">
            <text:p>Gebäude</text:p>
          </table:table-cell>
          <table:covered-table-cell table:style-name="ce74"/>
          <table:table-cell table:style-name="ce54" office:value-type="string" calcext:value-type="string" table:number-columns-spanned="2" table:number-rows-spanned="1">
            <text:p>Wohnung</text:p>
          </table:table-cell>
          <table:covered-table-cell table:style-name="ce56"/>
          <table:table-cell table:style-name="ce27" table:number-columns-repeated="1016"/>
        </table:table-row>
        <table:table-row table:style-name="ro1">
          <table:table-cell table:style-name="ce30" office:value-type="string" calcext:value-type="string">
            <text:p>Gitter_ID_100m</text:p>
          </table:table-cell>
          <table:table-cell table:style-name="ce30" office:value-type="string" calcext:value-type="string">
            <text:p>Merkmal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Text</text:p>
          </table:table-cell>
          <table:table-cell table:style-name="ce74" office:value-type="string" calcext:value-type="string">
            <text:p>Anzahl</text:p>
          </table:table-cell>
          <table:table-cell table:style-name="ce74" office:value-type="string" calcext:value-type="string">
            <text:p>q</text:p>
          </table:table-cell>
          <table:table-cell table:style-name="ce55" office:value-type="string" calcext:value-type="string">
            <text:p>Anzahl</text:p>
          </table:table-cell>
          <table:table-cell table:style-name="ce55" office:value-type="string" calcext:value-type="string">
            <text:p>q</text:p>
          </table:table-cell>
          <table:table-cell table:style-name="ce27" table:number-columns-repeated="1016"/>
        </table:table-row>
        <table:table-row table:style-name="ro1">
          <table:table-cell table:style-name="ce31" office:value-type="string" calcext:value-type="string">
            <text:p>100mN31153E41077</text:p>
          </table:table-cell>
          <table:table-cell table:style-name="ce31" office:value-type="string" calcext:value-type="string">
            <text:p>INSGESAMT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Einheiten insgesamt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100mN31153E41077</text:p>
          </table:table-cell>
          <table:table-cell table:style-name="ce32" office:value-type="string" calcext:value-type="string">
            <text:p>BAUJAHR_MZ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Vor 191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100mN31153E41077</text:p>
          </table:table-cell>
          <table:table-cell table:style-name="ce31" office:value-type="string" calcext:value-type="string">
            <text:p>BAUJAHR_MZ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1949 - 197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100mN31153E41077</text:p>
          </table:table-cell>
          <table:table-cell table:style-name="ce31" office:value-type="string" calcext:value-type="string">
            <text:p>BAUJAHR_MZ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1979 - 198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100mN31153E41077</text:p>
          </table:table-cell>
          <table:table-cell table:style-name="ce33" office:value-type="string" calcext:value-type="string">
            <text:p>BAUJAHR_MZ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2005 - 200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100mN31153E41077</text:p>
          </table:table-cell>
          <table:table-cell table:style-name="ce31" office:value-type="string" calcext:value-type="string">
            <text:p>HEIZTYP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tagenheizung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100mN31153E41077</text:p>
          </table:table-cell>
          <table:table-cell table:style-name="ce33" office:value-type="string" calcext:value-type="string">
            <text:p>HEIZTYP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Zentralheizung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100mN31153E41077</text:p>
          </table:table-cell>
          <table:table-cell table:style-name="ce34" office:value-type="string" calcext:value-type="string">
            <text:p>NUTZUNG_DETAIL_HHGEN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Eigentum: mit aktuell geführtem Haushalt</text:p>
          </table:table-cell>
          <table:table-cell table:style-name="ce42"/>
          <table:table-cell table:style-name="ce48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100mN31153E41077</text:p>
          </table:table-cell>
          <table:table-cell table:style-name="ce35" office:value-type="string" calcext:value-type="string">
            <text:p>NUTZUNG_DETAIL_HHGEN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Vermietet: mit aktuell geführtem Haushalt</text:p>
          </table:table-cell>
          <table:table-cell table:style-name="ce43"/>
          <table:table-cell table:style-name="ce49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100mN31153E41077</text:p>
          </table:table-cell>
          <table:table-cell table:style-name="ce36" office:value-type="string" calcext:value-type="string">
            <text:p>NUTZUNG_DETAIL_HHGEN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Vermietet: ohne aktuell geführtem Haushalt</text:p>
          </table:table-cell>
          <table:table-cell table:style-name="ce44"/>
          <table:table-cell table:style-name="ce50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100mN31153E41077</text:p>
          </table:table-cell>
          <table:table-cell table:style-name="ce34" office:value-type="string" calcext:value-type="string">
            <text:p>WOHNFLAECHE_10S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40 - 49</text:p>
          </table:table-cell>
          <table:table-cell table:style-name="ce42"/>
          <table:table-cell table:style-name="ce48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100mN31153E41077</text:p>
          </table:table-cell>
          <table:table-cell table:style-name="ce35" office:value-type="string" calcext:value-type="string">
            <text:p>WOHNFLAECHE_10S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50 - 59</text:p>
          </table:table-cell>
          <table:table-cell table:style-name="ce43"/>
          <table:table-cell table:style-name="ce49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100mN31153E41077</text:p>
          </table:table-cell>
          <table:table-cell table:style-name="ce35" office:value-type="string" calcext:value-type="string">
            <text:p>WOHNFLAECHE_10S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60 - 69</text:p>
          </table:table-cell>
          <table:table-cell table:style-name="ce43"/>
          <table:table-cell table:style-name="ce49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100mN31153E41077</text:p>
          </table:table-cell>
          <table:table-cell table:style-name="ce35" office:value-type="string" calcext:value-type="string">
            <text:p>WOHNFLAECHE_10S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70 - 79</text:p>
          </table:table-cell>
          <table:table-cell table:style-name="ce43"/>
          <table:table-cell table:style-name="ce49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100mN31153E41077</text:p>
          </table:table-cell>
          <table:table-cell table:style-name="ce35" office:value-type="string" calcext:value-type="string">
            <text:p>WOHNFLAECHE_10S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100 - 109</text:p>
          </table:table-cell>
          <table:table-cell table:style-name="ce43"/>
          <table:table-cell table:style-name="ce49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100mN31153E41077</text:p>
          </table:table-cell>
          <table:table-cell table:style-name="ce36" office:value-type="string" calcext:value-type="string">
            <text:p>WOHNFLAECHE_10S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130 - 139</text:p>
          </table:table-cell>
          <table:table-cell table:style-name="ce44"/>
          <table:table-cell table:style-name="ce50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Gekürzte Merkmale Gebäude:</text:p>
          </table:table-cell>
          <table:table-cell table:number-columns-repeated="2"/>
          <table:table-cell table:style-name="ce27" office:value-type="string" calcext:value-type="string">
            <text:p>Gekürzte Merkmale Wohnungen: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EIGENTUM</text:p>
          </table:table-cell>
          <table:table-cell table:number-columns-repeated="2"/>
          <table:table-cell table:style-name="ce38" office:value-type="string" calcext:value-type="string">
            <text:p>EIGENTUM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GEBAEUDEART_SYS</text:p>
          </table:table-cell>
          <table:table-cell table:number-columns-repeated="2"/>
          <table:table-cell table:style-name="ce38" office:value-type="string" calcext:value-type="string">
            <text:p>GEBAEUDEART_SY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GEBTYPBAUWEISE</text:p>
          </table:table-cell>
          <table:table-cell table:number-columns-repeated="2"/>
          <table:table-cell table:style-name="ce38" office:value-type="string" calcext:value-type="string">
            <text:p>GEBTYPBAUWEISE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GEBTYPGROESSE</text:p>
          </table:table-cell>
          <table:table-cell table:number-columns-repeated="2"/>
          <table:table-cell table:style-name="ce38" office:value-type="string" calcext:value-type="string">
            <text:p>GEBTYPGROES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8" office:value-type="string" calcext:value-type="string">
            <text:p>RAUMANZAH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8" office:value-type="string" calcext:value-type="string">
            <text:p>WOHNEIGENTUM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8" office:value-type="string" calcext:value-type="string">
            <text:p>ZAHLWOHNGN_HHG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.00.0000</text:date>, <text:time style:data-style-name="N2" text:time-value="16:13:06.108842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tt1_20_1" style:display-name="PageStyle_Blat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0:51:20.378147477</meta:creation-date>
    <dc:date>2023-04-06T16:14:55.016751541</dc:date>
    <meta:editing-duration>PT36M35S</meta:editing-duration>
    <meta:editing-cycles>10</meta:editing-cycles>
    <meta:generator>LibreOffice/6.4.7.2$Linux_X86_64 LibreOffice_project/40$Build-2</meta:generator>
    <meta:document-statistic meta:table-count="3" meta:cell-count="606" meta:object-count="0"/>
  </office:meta>
</office:document-meta>
</file>